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5.202cm"/>
    </style:style>
    <style:style style:name="co4" style:family="table-column">
      <style:table-column-properties fo:break-before="auto" style:column-width="3.759cm"/>
    </style:style>
    <style:style style:name="co5" style:family="table-column">
      <style:table-column-properties fo:break-before="auto" style:column-width="6.264cm"/>
    </style:style>
    <style:style style:name="co6" style:family="table-column">
      <style:table-column-properties fo:break-before="auto" style:column-width="5.773cm"/>
    </style:style>
    <style:style style:name="co7" style:family="table-column">
      <style:table-column-properties fo:break-before="auto" style:column-width="8.3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M-BC" table:style-name="ta1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Компоненты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NextPCB_price</text:p>
          </table:table-cell>
          <table:table-cell office:value-type="string" calcext:value-type="string">
            <text:p>NextPCB_ur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2x04</text:p>
          </table:table-cell>
          <table:table-cell office:value-type="string" calcext:value-type="string">
            <text:p>NextPCB:Conn_02x04_socket_angle</text:p>
          </table:table-cell>
          <table:table-cell office:value-type="float" office:value="1" calcext:value-type="float">
            <text:p>1</text:p>
          </table:table-cell>
          <table:table-cell office:value-type="float" office:value="0.20095" calcext:value-type="float">
            <text:p>0,20095</text:p>
          </table:table-cell>
          <table:table-cell office:value-type="string" calcext:value-type="string">
            <text:p>https://www.hqonline.com/product-detail/female-headers-hctl-pm254-2-04-ws-8-5-2500404737</text:p>
          </table:table-cell>
          <table:table-cell table:number-columns-repeated="7"/>
          <table:table-cell table:formula="of:=[.D4]*[.E4]" office:value-type="float" office:value="0.20095" calcext:value-type="float">
            <text:p>0,20095</text:p>
          </table:table-cell>
        </table:table-row>
        <table:table-row table:style-name="ro1">
          <table:table-cell office:value-type="string" calcext:value-type="string">
            <text:p>J3,J4</text:p>
          </table:table-cell>
          <table:table-cell office:value-type="string" calcext:value-type="string">
            <text:p>Conn_01x04_Pin</text:p>
          </table:table-cell>
          <table:table-cell office:value-type="string" calcext:value-type="string">
            <text:p>Connector_PinHeader_2.54mm:PinHeader_1x04_P2.54mm_Vertical_SMD_Pin1Left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formula="of:=[.D5]*[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64900001039" calcext:value-type="float">
            <text:p>64900001039</text:p>
          </table:table-cell>
          <table:table-cell office:value-type="string" calcext:value-type="string">
            <text:p>NextPCB:Fuseholder</text:p>
          </table:table-cell>
          <table:table-cell office:value-type="float" office:value="1" calcext:value-type="float">
            <text:p>1</text:p>
          </table:table-cell>
          <table:table-cell office:value-type="float" office:value="0.4163" calcext:value-type="float">
            <text:p>0,4163</text:p>
          </table:table-cell>
          <table:table-cell office:value-type="string" calcext:value-type="string">
            <text:p>https://www.hqonline.com/product-detail/fuse-holders---clips---boxes-littelfuse-65600001009-1003834129</text:p>
          </table:table-cell>
          <table:table-cell table:number-columns-repeated="7"/>
          <table:table-cell table:formula="of:=[.D6]*[.E6]" office:value-type="float" office:value="0.4163" calcext:value-type="float">
            <text:p>0,4163</text:p>
          </table:table-cell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12"/>
          <table:table-cell table:style-name="ce1" office:value-type="string" calcext:value-type="string">
            <text:p>Итого</text:p>
          </table:table-cell>
          <table:table-cell table:formula="of:=SUM([.N4:.N18])" office:value-type="float" office:value="0.61725" calcext:value-type="float">
            <text:p>0,61725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Изготовление платы</text:p>
          </table:table-cell>
          <table:table-cell table:number-columns-repeated="13"/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5" calcext:value-type="float">
            <text:p>5</text:p>
          </table:table-cell>
          <table:table-cell table:formula="of:=[.A23]/[.B23]" office:value-type="float" office:value="0.38" calcext:value-type="float">
            <text:p>0,38</text:p>
          </table:table-cell>
          <table:table-cell table:number-columns-repeated="11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style-name="ce1" office:value-type="string" calcext:value-type="string">
            <text:p>Итого</text:p>
          </table:table-cell>
          <table:table-cell table:formula="of:=[.N19]+[.C23]" office:value-type="float" office:value="0.99725" calcext:value-type="float">
            <text:p>0,99725</text:p>
          </table:table-cell>
          <table:table-cell table:number-columns-repeated="12"/>
        </table:table-row>
      </table:table>
      <table:table table:name="PM-GE16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Компоненты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NextPCB_url</text:p>
          </table:table-cell>
          <table:table-cell office:value-type="string" calcext:value-type="string">
            <text:p>NextPCB_pri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Connector_PinHeader_2.54mm:PinHeader_2x10_P2.54mm_Vertical_SMD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[.D4]*[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3,J4,J5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PinHeader_2.54mm:PinHeader_1x03_P2.54mm_Vertical_SMD_Pin1Left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formula="of:=[.D5]*[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PCA9555PW</text:p>
          </table:table-cell>
          <table:table-cell office:value-type="string" calcext:value-type="string">
            <text:p>Package_SO:TSSOP-24_4.4x7.8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qonline.com/product-detail/enzhipu-nxp--pca9555pw-1025693950</text:p>
          </table:table-cell>
          <table:table-cell office:value-type="float" office:value="0.75761" calcext:value-type="float">
            <text:p>0,75761</text:p>
          </table:table-cell>
          <table:table-cell table:number-columns-repeated="7"/>
          <table:table-cell table:formula="of:=[.D6]*[.F6]" office:value-type="float" office:value="0.75761" calcext:value-type="float">
            <text:p>0,75761</text:p>
          </table:table-cell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12"/>
          <table:table-cell table:style-name="ce1" office:value-type="string" calcext:value-type="string">
            <text:p>Итого</text:p>
          </table:table-cell>
          <table:table-cell table:formula="of:=SUM([.N4:.N18])" office:value-type="float" office:value="0.75761" calcext:value-type="float">
            <text:p>0,75761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Изготовление платы</text:p>
          </table:table-cell>
          <table:table-cell table:number-columns-repeated="13"/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5" calcext:value-type="float">
            <text:p>5</text:p>
          </table:table-cell>
          <table:table-cell table:formula="of:=[.A23]/[.B23]" office:value-type="float" office:value="0.38" calcext:value-type="float">
            <text:p>0,38</text:p>
          </table:table-cell>
          <table:table-cell table:number-columns-repeated="11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style-name="ce1" office:value-type="string" calcext:value-type="string">
            <text:p>Итого</text:p>
          </table:table-cell>
          <table:table-cell table:formula="of:=[.N19]+[.C23]" office:value-type="float" office:value="1.13761" calcext:value-type="float">
            <text:p>1,13761</text:p>
          </table:table-cell>
          <table:table-cell table:number-columns-repeated="12"/>
        </table:table-row>
      </table:table>
      <table:table table:name="PM-OC8" table:style-name="ta1">
        <table:table-column table:style-name="co3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Компоненты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NextPCB_price</text:p>
          </table:table-cell>
          <table:table-cell office:value-type="string" calcext:value-type="string">
            <text:p>NextPCB_ur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,D2,D3,D4,D5,D6,D7,D8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_SMD:D_SOD-123</text:p>
          </table:table-cell>
          <table:table-cell office:value-type="float" office:value="8" calcext:value-type="float">
            <text:p>8</text:p>
          </table:table-cell>
          <table:table-cell office:value-type="float" office:value="0.00811" calcext:value-type="float">
            <text:p>0,00811</text:p>
          </table:table-cell>
          <table:table-cell office:value-type="string" calcext:value-type="string">
            <text:p>https://www.hqonline.com/product-detail/switching-diodes--small-signal--st-xianke--1n4148w-2500240525</text:p>
          </table:table-cell>
          <table:table-cell table:number-columns-repeated="7"/>
          <table:table-cell table:formula="of:=[.D4]*[.E4]" office:value-type="float" office:value="0.06488" calcext:value-type="float">
            <text:p>0,06488</text:p>
          </table:table-cell>
        </table:table-row>
        <table:table-row table:style-name="ro1">
          <table:table-cell office:value-type="string" calcext:value-type="string">
            <text:p>J3,J4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PinHeader_2.54mm:PinHeader_2x08_P2.54mm_Vertical_SMD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formula="of:=[.D5]*[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,R2,R3,R4,R5,R6,R7,R8</text:p>
          </table:table-cell>
          <table:table-cell office:value-type="string" calcext:value-type="string">
            <text:p>10k 0.25W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8" calcext:value-type="float">
            <text:p>8</text:p>
          </table:table-cell>
          <table:table-cell office:value-type="float" office:value="0.00233" calcext:value-type="float">
            <text:p>0,00233</text:p>
          </table:table-cell>
          <table:table-cell office:value-type="string" calcext:value-type="string">
            <text:p>https://www.hqonline.com/product-detail/chip-resistors-yageo-rc1206fr-0710kl-2500015735</text:p>
          </table:table-cell>
          <table:table-cell table:number-columns-repeated="7"/>
          <table:table-cell table:formula="of:=[.D6]*[.E6]" office:value-type="float" office:value="0.01864" calcext:value-type="float">
            <text:p>0,01864</text:p>
          </table:table-cell>
        </table:table-row>
        <table:table-row table:style-name="ro1">
          <table:table-cell office:value-type="string" calcext:value-type="string">
            <text:p>U1,U2,U3,U4,U5,U6,U7,U8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Package_SO:SOP-4_3.8x4.1mm_P2.54mm</text:p>
          </table:table-cell>
          <table:table-cell office:value-type="float" office:value="8" calcext:value-type="float">
            <text:p>8</text:p>
          </table:table-cell>
          <table:table-cell office:value-type="float" office:value="0.03334" calcext:value-type="float">
            <text:p>0,03334</text:p>
          </table:table-cell>
          <table:table-cell office:value-type="string" calcext:value-type="string">
            <text:p>https://www.hqonline.com/product-detail/photocouplers-slkor-pc817c-2500382115</text:p>
          </table:table-cell>
          <table:table-cell table:number-columns-repeated="7"/>
          <table:table-cell table:formula="of:=[.D7]*[.E7]" office:value-type="float" office:value="0.26672" calcext:value-type="float">
            <text:p>0,26672</text:p>
          </table:table-cell>
        </table:table-row>
        <table:table-row table:style-name="ro1">
          <table:table-cell table:number-columns-repeated="13"/>
          <table:table-cell table:formula="of:=[.D8]*[.E8]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D9]*[.E9]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D10]*[.E10]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D11]*[.E11]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D12]*[.E12]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D13]*[.E13]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D14]*[.E14]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D15]*[.E15]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D16]*[.E16]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D17]*[.E17]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D18]*[.E18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Итого</text:p>
          </table:table-cell>
          <table:table-cell table:formula="of:=SUM([.N4:.N18])" office:value-type="float" office:value="0.35024" calcext:value-type="float">
            <text:p>0,35024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Изготовление платы</text:p>
          </table:table-cell>
          <table:table-cell table:number-columns-repeated="13"/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5" calcext:value-type="float">
            <text:p>5</text:p>
          </table:table-cell>
          <table:table-cell table:formula="of:=[.A23]/[.B23]" office:value-type="float" office:value="0.38" calcext:value-type="float">
            <text:p>0,38</text:p>
          </table:table-cell>
          <table:table-cell table:number-columns-repeated="11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style-name="ce1" office:value-type="string" calcext:value-type="string">
            <text:p>Итого</text:p>
          </table:table-cell>
          <table:table-cell table:formula="of:=[.N19]+[.C23]" office:value-type="float" office:value="0.73024" calcext:value-type="float">
            <text:p>0,73024</text:p>
          </table:table-cell>
          <table:table-cell table:number-columns-repeated="12"/>
        </table:table-row>
      </table:table>
      <table:table table:name="Общее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in header 2.54 2x20 SMT</text:p>
          </table:table-cell>
          <table:table-cell/>
          <table:table-cell office:value-type="string" calcext:value-type="string">
            <text:p>https://www.hqonline.com/product-detail/pin-headers-hctl-pz254-2-20-s-1029966931</text:p>
          </table:table-cell>
          <table:table-cell office:value-type="string" calcext:value-type="string">
            <text:p>0.42801</text:p>
          </table:table-cell>
        </table:table-row>
        <table:table-row table:style-name="ro1">
          <table:table-cell office:value-type="string" calcext:value-type="string">
            <text:p>pin header 2.54 1x10 SMT</text:p>
          </table:table-cell>
          <table:table-cell office:value-type="string" calcext:value-type="string">
            <text:p>X6511WVS-10H-C50D48R1</text:p>
          </table:table-cell>
          <table:table-cell office:value-type="string" calcext:value-type="string">
            <text:p>https://www.hqonline.com/product-detail/pin-headers-xkb-x6511wvs-10h-c50d48r1-103295018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3:17:27.650637150</meta:creation-date>
    <meta:generator>LibreOffice/24.2.3.2$Linux_X86_64 LibreOffice_project/4f88f79086d18691a72ac668802d5bc5b5a88122</meta:generator>
    <dc:date>2024-05-16T16:58:04.443341446</dc:date>
    <meta:editing-duration>PT3H40M26S</meta:editing-duration>
    <meta:editing-cycles>22</meta:editing-cycles>
    <meta:document-statistic meta:table-count="4" meta:cell-count="124" meta:object-count="0"/>
  </office:meta>
</office:document-meta>
</file>